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6500000E68C3EE1E9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3.56cm" draw:z-index="0"><draw:image xlink:href="Pictures/1000020100000A6500000E68C3EE1E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1:09:06.839000000</meta:creation-date>
    <dc:date>2017-01-04T18:33:06.977000000</dc:date>
    <meta:editing-duration>PT59S</meta:editing-duration>
    <meta:editing-cycles>2</meta:editing-cycles>
    <meta:generator>LibreOffice/4.3.4.1$Windows_x86 LibreOffice_project/bc356b2f991740509f321d70e4512a6a54c5f24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